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86e3a5" officeooo:paragraph-rsid="0086e3a5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en" fo:country="US" fo:font-style="normal" fo:font-weight="normal" officeooo:rsid="0086e3a5" officeooo:paragraph-rsid="0086e3a5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en" fo:country="US" fo:font-style="normal" fo:font-weight="normal" officeooo:rsid="0086e3a5" officeooo:paragraph-rsid="00a9d5a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Times New Roman1" fo:font-size="14pt" fo:language="en" fo:country="US" fo:font-style="normal" fo:font-weight="normal" officeooo:rsid="0086e3a5" officeooo:paragraph-rsid="00aab0a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a9d5a6"/>
    </style:style>
    <style:style style:name="P6" style:family="paragraph" style:parent-style-name="Standard">
      <style:paragraph-properties fo:text-align="start" style:justify-single-word="false"/>
      <style:text-properties officeooo:paragraph-rsid="00b0d1eb"/>
    </style:style>
    <style:style style:name="P7" style:family="paragraph" style:parent-style-name="Standard">
      <style:paragraph-properties fo:text-align="start" style:justify-single-word="false"/>
      <style:text-properties officeooo:rsid="0086e3a5" officeooo:paragraph-rsid="00a9d5a6"/>
    </style:style>
    <style:style style:name="T1" style:family="text">
      <style:text-properties style:text-position="sub 58%" style:font-name="Times New Roman1" fo:font-size="14pt" fo:language="en" fo:country="US" fo:font-style="normal" fo:font-weight="normal" officeooo:rsid="0086b4c8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text-position="sub 58%" style:font-name="Times New Roman1" fo:font-size="14pt" fo:language="en" fo:country="US" fo:font-style="normal" fo:font-weight="normal" officeooo:rsid="0086e3a5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position="sub 58%" officeooo:rsid="0086b4c8"/>
    </style:style>
    <style:style style:name="T4" style:family="text">
      <style:text-properties style:text-position="super 58%" style:font-name="Times New Roman1" fo:font-size="14pt" fo:language="en" fo:country="US" fo:font-style="normal" fo:font-weight="normal" officeooo:rsid="0086e3a5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position="0% 100%" style:font-name="Times New Roman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position="0% 100%" style:font-name="Times New Roman1" fo:font-size="14pt" fo:language="en" fo:country="US" fo:font-style="normal" fo:font-weight="normal" officeooo:rsid="007fb52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position="0% 100%" style:font-name="Times New Roman1" fo:font-size="14pt" fo:language="en" fo:country="US" fo:font-style="normal" fo:font-weight="normal" officeooo:rsid="0086b4c8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text-position="0% 100%" style:font-name="Times New Roman1" fo:font-size="14pt" fo:language="en" fo:country="US" fo:font-style="normal" fo:font-weight="normal" officeooo:rsid="0086e3a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position="0% 100%" style:font-name="Times New Roman1" fo:font-size="14pt" fo:language="en" fo:country="US" fo:font-style="normal" fo:font-weight="normal" officeooo:rsid="00871c05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position="0% 100%" style:font-name="Times New Roman1" fo:font-size="14pt" fo:language="en" fo:country="US" fo:font-style="normal" fo:font-weight="normal" officeooo:rsid="008b591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position="0% 100%" style:font-name="Times New Roman1" fo:font-size="14pt" fo:language="en" fo:country="US" fo:font-style="normal" fo:font-weight="normal" officeooo:rsid="0090515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position="0% 100%" style:font-name="Times New Roman1" fo:font-size="14pt" fo:language="en" fo:country="US" fo:font-style="normal" fo:font-weight="normal" officeooo:rsid="0090f834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position="0% 100%" style:font-name="Times New Roman1" fo:font-size="14pt" fo:language="en" fo:country="US" fo:font-style="normal" fo:font-weight="normal" officeooo:rsid="0091501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position="0% 100%" style:font-name="Times New Roman1" fo:font-size="14pt" fo:language="en" fo:country="US" fo:font-style="normal" fo:font-weight="normal" officeooo:rsid="0099ad1b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0% 100%" style:font-name="Times New Roman1" fo:font-size="14pt" fo:language="en" fo:country="US" fo:font-style="normal" fo:font-weight="normal" officeooo:rsid="00a38002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text-position="0% 100%" style:font-name="Times New Roman1" fo:font-size="14pt" fo:language="en" fo:country="US" fo:font-style="normal" fo:font-weight="normal" officeooo:rsid="00a793e6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text-position="0% 100%" style:font-name="Times New Roman1" fo:font-size="14pt" fo:language="en" fo:country="US" fo:font-style="normal" fo:font-weight="normal" officeooo:rsid="00acd288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position="0% 100%" style:font-name="Times New Roman1" fo:font-size="14pt" fo:language="en" fo:country="US" fo:font-style="normal" fo:font-weight="normal" officeooo:rsid="00ade20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style:font-name="Times New Roman1" fo:font-size="14pt" fo:language="en" fo:country="US" fo:font-style="normal" fo:font-weight="normal" officeooo:rsid="00ae376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position="0% 100%" style:font-name="Times New Roman1" fo:font-size="14pt" fo:language="en" fo:country="US" fo:font-style="normal" fo:font-weight="normal" officeooo:rsid="00b0000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0% 100%" style:font-name="Times New Roman1" fo:font-size="14pt" fo:language="en" fo:country="US" fo:font-style="normal" fo:font-weight="normal" officeooo:rsid="00b0d1e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0% 100%" style:font-name="Times New Roman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text-position="0% 100%" style:font-name="Times New Roman1" fo:font-size="14pt" fo:language="en" fo:country="US" fo:font-style="italic" fo:font-weight="normal" officeooo:rsid="0086e3a5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text-position="0% 100%" style:font-name="Times New Roman1" fo:font-size="14pt" fo:language="en" fo:country="US" fo:font-style="italic" fo:font-weight="normal" officeooo:rsid="00b0d1eb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text-position="0% 100%" style:font-name="Times New Roman" fo:font-size="14pt" fo:language="en" fo:country="US" fo:font-style="normal" fo:font-weight="normal" officeooo:rsid="0086b4c8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officeooo:rsid="0086b4c8"/>
    </style:style>
    <style:style style:name="T27" style:family="text">
      <style:text-properties officeooo:rsid="00871c05"/>
    </style:style>
    <style:style style:name="T28" style:family="text">
      <style:text-properties officeooo:rsid="0099ad1b"/>
    </style:style>
    <style:style style:name="T29" style:family="text">
      <style:text-properties style:font-name="Times New Roman" officeooo:rsid="0086b4c8" style:font-name-asian="Times New Roman" style:font-name-complex="Times New Roman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acd288"/>
    </style:style>
    <style:style style:name="T32" style:family="text">
      <style:text-properties officeooo:rsid="00ade202"/>
    </style:style>
    <style:style style:name="T33" style:family="text">
      <style:text-properties officeooo:rsid="00b00001"/>
    </style:style>
    <style:style style:name="T34" style:family="text">
      <style:text-properties officeooo:rsid="00b0d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F</text:span><text:span text:style-name="T7">irst, let’s prove </text:span><text:span text:style-name="T8">A</text:span><text:span text:style-name="T1">TM</text:span><text:span text:style-name="T7"> ≤</text:span><text:span text:style-name="T2">m</text:span><text:span text:style-name="T8"> F’</text:span></text:p>
      <text:p text:style-name="P3"/>
      <text:p text:style-name="P3">To do this, let’s construct M’ such that</text:p>
      <text:p text:style-name="P7"><text:span text:style-name="T5">a) Run M(</text:span><text:span text:style-name="T22">w</text:span><text:span text:style-name="T5">) in </text:span><text:span text:style-name="T22">n</text:span><text:span text:style-name="T5"> steps;</text:span></text:p>
      <text:p text:style-name="P5"><text:span text:style-name="T8">b) </text:span><text:span text:style-name="T20">Accept</text:span><text:span text:style-name="T8"> 1</text:span><text:span text:style-name="T4">n</text:span><text:span text:style-name="T8"> if M accept</text:span><text:span text:style-name="T13">s </text:span><text:span text:style-name="T23">w</text:span><text:span text:style-name="T8"> in </text:span><text:span text:style-name="T23">n</text:span><text:span text:style-name="T8"> steps;</text:span></text:p>
      <text:p text:style-name="P2"/>
      <text:p text:style-name="P4">In this case, &lt;M, w&gt; A<text:span text:style-name="T3">TM</text:span><text:span text:style-name="T26"> </text:span><text:span text:style-name="T29">⇔</text:span> &lt;M’&gt; F’ if<text:span text:style-name="T27">f</text:span> M <text:span text:style-name="T28">accepts</text:span> <text:span text:style-name="T30">w</text:span> in <text:span text:style-name="T30">n</text:span> steps.</text:p>
      <text:p text:style-name="P2"/>
      <text:p text:style-name="P5"><text:span text:style-name="T8">Secondly</text:span><text:span text:style-name="T7">, let’s prove </text:span><text:span text:style-name="T11">A</text:span><text:span text:style-name="T1">TM</text:span><text:span text:style-name="T7"> ≤</text:span><text:span text:style-name="T2">m</text:span><text:span text:style-name="T8"> F</text:span></text:p>
      <text:p text:style-name="P3"/>
      <text:p text:style-name="P5"><text:span text:style-name="T8">To do this, let’s construct M’ such that</text:span></text:p>
      <text:p text:style-name="P7"><text:span text:style-name="T5">a) Run M(</text:span><text:span text:style-name="T22">w</text:span><text:span text:style-name="T5">) in </text:span><text:span text:style-name="T22">n</text:span><text:span text:style-name="T5"> steps;</text:span></text:p>
      <text:p text:style-name="P5"><text:span text:style-name="T8">b) </text:span><text:span text:style-name="T17">Reject</text:span><text:span text:style-name="T8"> 1</text:span><text:span text:style-name="T4">n</text:span><text:span text:style-name="T8"> if M </text:span><text:span text:style-name="T18">accepts</text:span><text:span text:style-name="T13"> </text:span><text:span text:style-name="T23">w</text:span><text:span text:style-name="T8"> in </text:span><text:span text:style-name="T23">n</text:span><text:span text:style-name="T8"> steps;</text:span></text:p>
      <text:p text:style-name="P3"/>
      <text:p text:style-name="P6"><text:span text:style-name="T8">In this case, &lt;M, w&gt; </text:span><text:span text:style-name="T12">A’</text:span><text:span text:style-name="T1">TM</text:span><text:span text:style-name="T7"> </text:span><text:span text:style-name="T25">⇔</text:span><text:span text:style-name="T8"> &lt;M’&gt; F if</text:span><text:span text:style-name="T9">f</text:span><text:span text:style-name="T8"> M </text:span><text:span text:style-name="T16">rejects</text:span><text:span text:style-name="T8"> </text:span><text:span text:style-name="T23">w</text:span><text:span text:style-name="T8"> in </text:span><text:span text:style-name="T23">n</text:span><text:span text:style-name="T8"> steps. </text:span><text:span text:style-name="T19">Since that </text:span><text:span text:style-name="T21">in the case when </text:span><text:span text:style-name="T8">M </text:span><text:span text:style-name="T14">accepts</text:span><text:span text:style-name="T8"> </text:span><text:span text:style-name="T23">w</text:span><text:span text:style-name="T8"> </text:span><text:span text:style-name="T21">we get the situation where </text:span><text:span text:style-name="T24">w</text:span><text:span text:style-name="T21"> is both finite and infinite, we get the contradi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20:55:27.815000000</meta:creation-date>
    <dc:date>2020-10-28T21:43:09.087000000</dc:date>
    <meta:editing-duration>PT2H2M14S</meta:editing-duration>
    <meta:editing-cycles>137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0" meta:word-count="116" meta:character-count="510" meta:non-whitespace-character-count="404"/>
  </office:meta>
</office:document-meta>
</file>